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fo:font-size="26pt" style:font-name-asian="標楷體" style:font-size-asian="26pt" style:font-size-complex="26pt"/>
    </style:style>
    <style:style style:name="P2" style:family="paragraph" style:parent-style-name="Text_20_body" style:master-page-name="MP0">
      <style:paragraph-properties fo:line-height="1.058cm" fo:text-align="justify" style:justify-single-word="false" style:page-number="auto" fo:break-before="page"/>
      <style:text-properties fo:font-size="20pt" style:font-size-asian="20pt" style:font-size-complex="20pt"/>
    </style:style>
    <style:style style:name="T1" style:family="text">
      <style:text-properties style:font-name="標楷體" fo:font-size="36pt" style:font-name-asian="標楷體" style:font-size-asian="36pt" style:font-size-complex="36pt"/>
    </style:style>
    <style:style style:name="T2" style:family="text">
      <style:text-properties style:font-name="標楷體" fo:font-size="36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36pt" style:font-size-complex="36pt"/>
    </style:style>
    <style:style style:name="T3" style:family="text">
      <style:text-properties fo:font-size="36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36pt" style:font-size-complex="36pt"/>
    </style:style>
    <style:style style:name="T4" style:family="text">
      <style:text-properties fo:font-size="48pt" style:font-name-asian="標楷體" style:font-size-asian="48pt" style:font-size-complex="4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2023臺灣高等教育暨臺式文創小食嘉年華(撤展回臺)</text:p>
      <text:p text:style-name="P1"/>
      <text:p text:style-name="Text_20_body"><text:span text:style-name="預設段落字型"><text:span text:style-name="T1">寄回學校名稱：</text:span></text:span><text:span text:style-name="預設段落字型"><text:span text:style-name="T2"> <text:s text:c="24"/></text:span></text:span></text:p>
      <text:p text:style-name="Text_20_body"><text:span text:style-name="預設段落字型"><text:span text:style-name="T1">寄回臺灣地址：</text:span></text:span><text:span text:style-name="預設段落字型"><text:span text:style-name="T3"> <text:s text:c="6"/></text:span></text:span><text:span text:style-name="預設段落字型"><text:span text:style-name="T2"><text:s text:c="18"/></text:span></text:span></text:p>
      <text:p text:style-name="Text_20_body"><text:span text:style-name="預設段落字型"><text:span text:style-name="T1">寄回臺灣件數：</text:span></text:span><text:span text:style-name="預設段落字型"><text:span text:style-name="T3"> <text:s text:c="6"/></text:span></text:span><text:span text:style-name="預設段落字型"><text:span text:style-name="T2"><text:s text:c="18"/></text:span></text:span></text:p>
      <text:p text:style-name="Text_20_body"><text:span text:style-name="預設段落字型"><text:span text:style-name="T1">收件人：</text:span></text:span><text:span text:style-name="預設段落字型"><text:span text:style-name="T3"> <text:s text:c="6"/></text:span></text:span><text:span text:style-name="預設段落字型"><text:span text:style-name="T2"><text:s text:c="24"/></text:span></text:span></text:p>
      <text:p text:style-name="Text_20_body"><text:span text:style-name="預設段落字型"><text:span text:style-name="T1">電話:</text:span></text:span><text:span text:style-name="預設段落字型"><text:span text:style-name="T3"> <text:s text:c="6"/></text:span></text:span><text:span text:style-name="預設段落字型"><text:span text:style-name="T2"><text:s text:c="27"/></text:span></text:span><text:span text:style-name="預設段落字型"><text:span text:style-name="T1"><text:s text:c="35"/></text:span></text:span></text:p>
      <text:p text:style-name="Text_20_body"><draw:frame draw:style-name="fr1" draw:name="Text Box 4" text:anchor-type="paragraph" svg:x="0.55cm" svg:y="0.286cm" svg:width="23.901cm" style:rel-width="scale" svg:height="2.542cm" style:rel-height="scale" draw:z-index="0"><draw:text-box><text:p text:style-name="Text_20_body"><text:span text:style-name="預設段落字型"><text:span text:style-name="T4">NO COMMERCIAL VALUE</text:span></text:span></text:p></draw:text-box></draw:frame><text:span text:style-name="預設段落字型"><text:span text:style-name="T4"><text:s text:c="2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class="text">
      <style:paragraph-properties fo:orphans="0" fo:widows="0" fo:hyphenation-ladder-count="no-limit"/>
      <style:text-properties fo:font-size="12pt" style:letter-kerning="true" style:font-size-asian="12pt" style:font-size-complex="12pt" fo:hyphenate="false"/>
    </style:style>
    <style:style style:name="註解方塊文字" style:family="paragraph" style:parent-style-name="Text_20_body">
      <style:paragraph-properties fo:hyphenation-ladder-count="no-limit"/>
      <style:text-properties style:font-name="Arial" fo:font-family="Arial" style:font-family-generic="swiss" style:font-pitch="variable" fo:font-size="9pt" style:font-size-asian="9pt" style:font-size-complex="9pt" fo:hyphenate="false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/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Wingdings" fo:font-family="Wingdings" style:font-family-generic="system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Wingdings" fo:font-family="Wingdings" style:font-family-generic="system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4cm" fo:page-height="21.003cm" style:num-format="1" style:print-orientation="landscape" fo:margin-top="1.501cm" fo:margin-bottom="1.501cm" fo:margin-left="2.501cm" fo:margin-right="2.501cm" style:writing-mode="lr-tb" style:layout-grid-color="#c0c0c0" style:layout-grid-lines="28" style:layout-grid-base-height="0.706cm" style:layout-grid-ruby-height="0.353cm" style:layout-grid-mode="line" style:layout-grid-ruby-below="false" style:layout-grid-print="false" style:layout-grid-display="false" style:layout-grid-base-width="0.17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title>馬來西亞留台校友會聯合總會</dc:title>
    <dc:subject/>
    <meta:initial-creator>NCNU</meta:initial-creator>
    <meta:creation-date>2023-09-05T03:49:00Z</meta:creation-date>
    <dc:date>2023-10-23T17:35:23.584000000</dc:date>
    <meta:print-date>2016-04-13T02:53:00Z</meta:print-date>
    <meta:editing-cycles>3</meta:editing-cycles>
    <meta:editing-duration>PT5S</meta:editing-duration>
    <meta:document-statistic meta:table-count="0" meta:image-count="0" meta:object-count="0" meta:page-count="1" meta:paragraph-count="8" meta:word-count="54" meta:character-count="250" meta:non-whitespace-character-count="71"/>
    <meta:template xlink:type="simple" xlink:actuate="onRequest" xlink:title="" xlink:href="Normal.dotm"/>
  </office:meta>
</office:document-meta>
</file>